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2b33f5"/>
    </style:style>
    <style:style style:name="P4" style:family="paragraph" style:parent-style-name="Text_20_body">
      <style:paragraph-properties fo:text-align="justify" style:justify-single-word="false"/>
      <style:text-properties style:font-name="Arial" fo:font-size="10pt" fo:font-weight="normal" officeooo:rsid="002a5f40" officeooo:paragraph-rsid="002a5f40" style:font-size-asian="10pt" style:font-weight-asian="normal" style:font-size-complex="10pt" style:font-weight-complex="normal"/>
    </style:style>
    <style:style style:name="P5" style:family="paragraph" style:parent-style-name="Text_20_body">
      <style:paragraph-properties fo:text-align="justify" style:justify-single-word="false"/>
      <style:text-properties style:font-name="Arial" fo:font-size="10pt" fo:font-weight="normal" officeooo:rsid="002a5840" style:font-size-asian="10pt" style:font-weight-asian="normal" style:font-size-complex="10pt" style:font-weight-complex="normal"/>
    </style:style>
    <style:style style:name="P6"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7" style:family="paragraph" style:parent-style-name="Standard" style:master-page-name="MP0">
      <style:paragraph-properties style:page-number="auto" fo:break-before="page"/>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style:font-name="Arial" fo:font-size="10pt" fo:font-weight="bold" officeooo:paragraph-rsid="002e5004"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Arial" fo:font-size="10pt" fo:font-weight="bold" officeooo:paragraph-rsid="002a7a18" style:font-size-asian="10pt" style:font-weight-asian="bold" style:font-size-complex="10pt" style:font-weight-complex="bold"/>
    </style:style>
    <style:style style:name="P11" style:family="paragraph" style:parent-style-name="Standard">
      <style:paragraph-properties fo:text-align="justify" style:justify-single-word="false"/>
      <style:text-properties style:font-name="Arial" fo:font-size="10pt" fo:font-weight="bold" officeooo:paragraph-rsid="001f5f03"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Arial" fo:font-size="10pt" fo:font-weight="bold" officeooo:rsid="0027b781" officeooo:paragraph-rsid="002e5004" style:font-size-asian="10pt" style:font-weight-asian="bold" style:font-size-complex="10pt" style:font-weight-complex="bold"/>
    </style:style>
    <style:style style:name="P13" style:family="paragraph" style:parent-style-name="Standard">
      <style:paragraph-properties fo:text-align="justify" style:justify-single-word="false"/>
      <style:text-properties style:font-name="Arial" fo:font-size="10pt" fo:font-weight="bold" officeooo:rsid="002a5840" style:font-size-asian="10pt" style:font-weight-asian="bold" style:font-size-complex="10pt" style:font-weight-complex="bold"/>
    </style:style>
    <style:style style:name="P14" style:family="paragraph" style:parent-style-name="Standard">
      <style:paragraph-properties fo:text-align="justify" style:justify-single-word="false"/>
      <style:text-properties style:font-name="Arial" fo:font-size="10pt" fo:font-weight="normal" officeooo:rsid="00216e15" officeooo:paragraph-rsid="00216e15"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Arial" fo:font-size="10pt" fo:font-weight="normal" officeooo:rsid="00230519" officeooo:paragraph-rsid="00230519"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font-name="Arial" fo:font-size="10pt" fo:font-weight="normal" officeooo:rsid="00237382" officeooo:paragraph-rsid="00237382"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Arial" fo:font-size="10pt" fo:font-weight="normal" officeooo:rsid="0025bde4" officeooo:paragraph-rsid="0025bde4"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Arial" fo:font-size="10pt" fo:font-weight="normal" officeooo:rsid="0028efea" officeooo:paragraph-rsid="0028efea"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Arial" fo:font-size="10pt" fo:font-weight="normal" officeooo:rsid="002a5840" officeooo:paragraph-rsid="002a5840"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Arial" fo:font-size="10pt" fo:font-weight="normal" officeooo:rsid="002a5f40" officeooo:paragraph-rsid="002a5f40"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Arial" fo:font-size="10pt" fo:font-weight="normal" officeooo:rsid="002a7a18" officeooo:paragraph-rsid="002a7a18"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Arial" fo:font-size="10pt" fo:font-weight="normal" officeooo:rsid="002b33f5" officeooo:paragraph-rsid="002b33f5"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color="#000000" loext:opacity="100%" style:font-name="Arial" fo:font-size="10pt" fo:font-weight="normal" officeooo:rsid="0022a565"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fo:color="#000000" loext:opacity="100%" style:font-name="Arial" fo:font-size="10pt" fo:font-weight="normal" officeooo:rsid="0025bde4" officeooo:paragraph-rsid="0025bde4"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fo:color="#000000" loext:opacity="100%" style:font-name="Arial" fo:font-size="10pt" fo:font-weight="normal" officeooo:rsid="0028efea" officeooo:paragraph-rsid="002a5840"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color="#000000" loext:opacity="100%" style:font-name="Arial" fo:font-size="10pt" fo:font-weight="normal" officeooo:rsid="002a7a18" officeooo:paragraph-rsid="002a7a18"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0022a565"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0025bde4"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0028efea"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002a7a18" style:font-size-asian="10pt" style:font-weight-asian="normal" style:font-size-complex="10pt" style:font-weight-complex="normal"/>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fo:font-weight="normal" officeooo:rsid="002b33f5" style:font-size-asian="11pt" style:font-weight-asian="normal" style:font-size-complex="11pt" style:font-weight-complex="normal"/>
    </style:style>
    <style:style style:name="T3" style:family="text">
      <style:text-properties style:font-name="Arial" fo:font-size="11pt" fo:font-weight="normal" officeooo:rsid="002cf17c" style:font-size-asian="11pt" style:font-weight-asian="normal" style:font-size-complex="11pt" style:font-weight-complex="normal"/>
    </style:style>
    <style:style style:name="T4" style:family="text">
      <style:text-properties style:font-name="Arial" fo:font-size="11pt" fo:font-weight="normal" officeooo:rsid="002d03d1" style:font-size-asian="11pt" style:font-weight-asian="normal" style:font-size-complex="11pt" style:font-weight-complex="normal"/>
    </style:style>
    <style:style style:name="T5" style:family="text">
      <style:text-properties style:font-name="Arial" fo:font-weight="bold" style:font-weight-asian="bold" style:font-weight-complex="bold"/>
    </style:style>
    <style:style style:name="T6" style:family="text">
      <style:text-properties style:font-name="Arial" fo:font-weight="normal" officeooo:rsid="002b33f5" style:font-weight-asian="normal" style:font-weight-complex="normal"/>
    </style:style>
    <style:style style:name="T7" style:family="text">
      <style:text-properties style:font-name="Arial" fo:font-weight="normal" officeooo:rsid="002cf17c" style:font-weight-asian="normal" style:font-weight-complex="normal"/>
    </style:style>
    <style:style style:name="T8" style:family="text">
      <style:text-properties style:font-name="Arial" fo:font-weight="normal" officeooo:rsid="002d03d1" style:font-weight-asian="normal" style:font-weight-complex="normal"/>
    </style:style>
    <style:style style:name="T9" style:family="text">
      <style:text-properties style:font-name="Arial" fo:font-size="10pt" fo:font-weight="bold" style:font-size-asian="10pt" style:font-weight-asian="bold" style:font-size-complex="10pt" style:font-weight-complex="bold"/>
    </style:style>
    <style:style style:name="T10" style:family="text">
      <style:text-properties style:font-name="Arial" fo:font-size="10pt" fo:font-weight="normal" officeooo:rsid="002b33f5" style:font-size-asian="10pt" style:font-weight-asian="normal" style:font-size-complex="10pt" style:font-weight-complex="normal"/>
    </style:style>
    <style:style style:name="T11" style:family="text">
      <style:text-properties style:font-name="Arial" fo:font-size="10pt" fo:font-weight="normal" officeooo:rsid="002cf17c" style:font-size-asian="10pt" style:font-weight-asian="normal" style:font-size-complex="10pt" style:font-weight-complex="normal"/>
    </style:style>
    <style:style style:name="T12" style:family="text">
      <style:text-properties style:font-name="Arial" fo:font-size="10pt" fo:font-weight="normal" officeooo:rsid="002d03d1" style:font-size-asian="10pt" style:font-weight-asian="normal" style:font-size-complex="10pt" style:font-weight-complex="normal"/>
    </style:style>
    <style:style style:name="T13" style:family="text">
      <style:text-properties officeooo:rsid="001e5156"/>
    </style:style>
    <style:style style:name="T14" style:family="text">
      <style:text-properties officeooo:rsid="0022a565"/>
    </style:style>
    <style:style style:name="T15" style:family="text">
      <style:text-properties fo:font-variant="normal" fo:text-transform="none" fo:color="#374151" loext:opacity="100%" fo:letter-spacing="normal" fo:font-style="normal" officeooo:rsid="002a5f40"/>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officeooo:rsid="0027b781"/>
    </style:style>
    <style:style style:name="T18" style:family="text">
      <style:text-properties fo:font-variant="normal" fo:text-transform="none" fo:color="#000000" loext:opacity="100%" fo:letter-spacing="normal" fo:font-style="normal" officeooo:rsid="002a7a18"/>
    </style:style>
    <style:style style:name="T19" style:family="text">
      <style:text-properties officeooo:rsid="002a5f40"/>
    </style:style>
    <style:style style:name="T20" style:family="text">
      <style:text-properties fo:background-color="#f08080" loext:char-shading-value="0"/>
    </style:style>
    <style:style style:name="T21" style:family="text">
      <style:text-properties officeooo:rsid="001e5156" fo:background-color="#f0808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0">ACTIVITATS TEMA </text:span><text:span text:style-name="T21">6</text:span><text:span text:style-name="T20">.- EL CONTRACTE DE TREBALL</text:span></text:p>
      <text:p text:style-name="P8"/>
      <text:p text:style-name="P8">1. T'han proposat començar a treballar en una empresa amb un període de prova d'1 setmana durant la qual no cobraràs per estar a prova. L'empresa diu que si superes el període de prova llavors signareu el contracte. Són correctes les condicions d'aquest període de prova? (0,5)</text:p>
      <text:p text:style-name="P14">No ,son correctes ja que <text:span text:style-name="T14">primer s’ha de firmar un contracte per a poder ficar ahi el temps que esta de proba.</text:span></text:p>
      <text:p text:style-name="P14"/>
      <text:p text:style-name="P8">2. Has arribat a un acord verbal amb l'amo d'una empresa per a treballar 6 setmanes amb un contracte temporal eventual per circumstàncies de la producció. És legal l'acord de paraula en aquest cas?, per què?. (0,5)</text:p>
      <text:p text:style-name="P23"><text:span text:style-name="T16">Es possible arribar a un acord verbal per a treballar durant un període determinat, però és preferible tenir un contracte per escrit que estipuli les condicions de treball, especialment en el cas d'un contracte temporal eventual per circumstàncies de la producció.</text:span> </text:p>
      <text:p text:style-name="P8"/>
      <text:p text:style-name="P8">3. Un hospital privat ha de substituir a dues persones per diferents motius, d'una banda un administratiu que està de baixa per malaltia i la baixa de la qual es preveu llarga, i d'altra banda a l'encarregada de manteniment que acaba de tindre un fill i gaudirà del permís de maternitat de 16 setmanes. (1)</text:p>
      <text:p text:style-name="P8">a) Quin contracte es realitzarà amb els treballadors que substitueixen a l'administratiu i a l'encarregada de manteniment?, per què?</text:p>
      <text:p text:style-name="P15">Es fara un contracte temporal ja que sols podran treballar mentres els altres estén de baixa.</text:p>
      <text:p text:style-name="P8">b) Quina serà la duració del contracte de la persona que substituïsca a l'administratiu?</text:p>
      <text:p text:style-name="P16">La duracio del contracte serà fins que l’administratiu deixe de estar de baixa.</text:p>
      <text:p text:style-name="P8">c) Quina indemnització tenen els substituts en finalitzar el seu contracte?</text:p>
      <text:p text:style-name="P27">Els substituts no tenen dret a una indemnització en finalitzar el seu contracte temporal per a substitució, ja que aquesta modalitat de contractació té una duració determinada i finalitza per si sola una vegada coberta la vacant a la qual es va ser contractat </text:p>
      <text:p text:style-name="P27"/>
      <text:p text:style-name="P8">4. Una empresa té molts més demanda de setembre a novembre, per la qual cosa necessitarà contractar a algú més durant 3 mesos. El seu salari serà de 40€/dia. (1)</text:p>
      <text:p text:style-name="P8"/>
      <text:p text:style-name="P8">a) Quin tipus de contracte pot realitzar l'empresa?, per què?.</text:p>
      <text:p text:style-name="P17">L’empresa pot fer un contracte temporal de 3 mesos, ja que es el temps que es te pensat que treballe el treballador.</text:p>
      <text:p text:style-name="P8">b) Quina és la duració màxima que solen indicar els Convenis Col·lectius?</text:p>
      <text:p text:style-name="P17">Sol ser de 3 mesos.</text:p>
      <text:p text:style-name="P8">c) Quin import en euros cobrarà aquest treballador com a indemnització en finalitzar el contracte?</text:p>
      <text:p text:style-name="P24"><text:span text:style-name="T17">H</text:span><text:span text:style-name="T16">aurà treballat aproximadament 66 dies , per la qual cosa la seva indemnització seria de 12 dies de salari multiplicat per 66 dies treballats, el que equival a 792 euros.</text:span> . </text:p>
      <text:p text:style-name="P8"/>
      <text:p text:style-name="P9">5. Una empresa de moda necessita contractar un informàtic perquè elabore una botiga en línia que li permeta vendre els seus productes en la web. La duració del contracte se sap que serà d'uns mesos però és impossible determinar exactament quin dia finalitzarà el contracte. El salari d'aquest treballador serà de 30 €/dia. (1)</text:p>
      <text:p text:style-name="P12">(No fer es un contracte que ja no s’utilitza)</text:p>
      <text:p text:style-name="P8"/>
      <text:p text:style-name="P8">a) Quin contracte es pot realitzar amb aquest treballador?</text:p>
      <text:p text:style-name="P28">L'empresa pot realitzar un contracte temporal per a obra o servei determinat</text:p>
      <text:p text:style-name="P8">b) Què ha d'indicar el contracte sobre la duració?</text:p>
      <text:p text:style-name="P8"/>
      <text:p text:style-name="P10">c) Si finalment el contracte dura 4 mesos quin serà l'import de la indemnització a la qual té dret aquest treballador?</text:p>
      <text:p text:style-name="P8"/>
      <text:p text:style-name="P8">6. Paloma porta encadenats diversos contractes temporals amb empreses del mateix grup: un contracte per obra de 12 mesos, un contracte eventual de 6 mesos i un altre contracte d'obra de 10 mesos. (0,5)</text:p>
      <text:p text:style-name="P8"/>
      <text:p text:style-name="P8">a) Pot Paloma reclamar la seua condició de fixa, per què?</text:p>
      <text:p text:style-name="P18">Si pot reclamar la seua condició fixa, ja que quan portes mes de 24 mesos en empreses del mateix grup deus de tenir la plaça fixa.</text:p>
      <text:p text:style-name="P8">b) Si l'últim contracte haguera sigut d'interinitat l'afectaria en alguna cosa?</text:p>
      <text:p text:style-name="P18">Si seria diferent, ja que aquest contracte no s’inclouria en la suma dels mesos treballats en el mateix grup.</text:p>
      <text:p text:style-name="P8"><text:tab/></text:p>
      <text:p text:style-name="P8"><text:soft-page-break/>7. El divendres, l'empresa per a la qual has treballat els últims 14 mesos amb un contracte temporal per obra o servei, et comunica que el dilluns finalitza el teu contracte. Quins drets et corresponen a la finalització del contracte?. (1)</text:p>
      <text:p text:style-name="P25">Té els següents drets: <text:span text:style-name="T16">Dret a rebre una indemnització</text:span> ,<text:span text:style-name="T16">Dret a sol·licitar el certificat de treball i la vida laboral</text:span> i <text:span text:style-name="T16">Dret a sol·licitar la prestació per desocupació</text:span> </text:p>
      <text:p text:style-name="P8"/>
      <text:p text:style-name="P8">8. En finalitzar el cicle formatiu, una empresa vol contractar-te per a un lloc relacionat amb el teu nivell d'estudis, amb un contracte en pràctiques o amb un contracte per a la formació i l'aprenentatge. Quin d'aquests dos contractes hauria d'oferir-te?, per què?. (0,5)</text:p>
      <text:p text:style-name="P29">El contracte per a la formació i l'aprenentatge seria l'opció més adequada per a un treballador que acaba de finalitzar el seu cicle formatiu. </text:p>
      <text:p text:style-name="P29"/>
      <text:p text:style-name="P8">9. Explica si hi ha algun error en els següents Contractes per a la Formació i l'Aprenentatge: (1)</text:p>
      <text:p text:style-name="P8">1) Persona de 28 anys sense titulació ni certificat de professionalitat.</text:p>
      <text:p text:style-name="P19">No hi ha ningun error</text:p>
      <text:p text:style-name="P8">2) Persona que fa 4 anys va treballar per a la mateixa empresa, ocupant el mateix lloc, durant un any i mig.</text:p>
      <text:p text:style-name="P19">Aquesta persona no pot tindre contractes per a la Formació i l'Aprenentatge perquè ja ha treballat anteriorment en el mateix lloc</text:p>
      <text:p text:style-name="P8">3) Persona amb una jornada de 40 hores/setmana, que rep formació teòrica 10 hores a la setmana.</text:p>
      <text:p text:style-name="P4">El error es que no pot dedicar a l’empresa menys de un 75%.</text:p>
      <text:p text:style-name="P13">4) Contracte amb una duració de 3 mesos.</text:p>
      <text:p text:style-name="P5">El Contracte per a la Formació i l'Aprenentatge ha de tenir una duració mínima de 1 any i una duració màxima de 3 anys, depenent de la durada de la formació.</text:p>
      <text:p text:style-name="P8">5) Persona que cobra durant el primer any 650€, sent el Salari Mínim Interprofessional de 965 € i dedicant-se a formació el 25% de la jornada.</text:p>
      <text:p text:style-name="P6"><text:span text:style-name="T15">L'error en aquest cas és que el salari proposat és inferior al Salari Mínim Interprofessional establert per la llei.</text:span><text:span text:style-name="T19"> </text:span></text:p>
      <text:p text:style-name="P8">10. Explica si hi ha algun error en els següents Contractes en pràctiques: (1)</text:p>
      <text:p text:style-name="P8">1) Tècnic de 27 anys que va obtindre el títol al juny de 2014 i és contractat al gener de 2020.</text:p>
      <text:p text:style-name="P6">Hi ha un error, ja que el contracte en pràctiques ha de ser realitzat durant els 4 anys següents a la finalització dels estudis.</text:p>
      <text:p text:style-name="P8">2) Persona a la qual li ofereixen un contracte per 6 mesos.</text:p>
      <text:p text:style-name="P20">No hi ha cap error</text:p>
      <text:p text:style-name="P8">3) Persona a la qual li ofereixen un contracte per 3 anys.</text:p>
      <text:p text:style-name="P21">Un contracte de practiques sols pot durar 2 anys.</text:p>
      <text:p text:style-name="P8">4) Contracte a un Tècnic de Grau Superior amb un període de prova de 2 mesos.</text:p>
      <text:p text:style-name="P21">Sols pots estar de proba un mes .</text:p>
      <text:p text:style-name="P21"/>
      <text:p text:style-name="P10">5) Contracte d'un any amb un salari de 750€, sent la retribució fixada en el Conveni per als treballadors que exerceixen el mateix lloc de 1.400€.</text:p>
      <text:p text:style-name="P26"><text:span text:style-name="T16">Hi ha un error, ja que el salari ha de ser com a mínim el 60% del salari fixat en el conveni per al mateix lloc de treball</text:span> </text:p>
      <text:p text:style-name="P8">11. Treballaràs a temps parcial mentre continues estudiant. La teua jornada serà de 4 hores al dia i 20 hores a la setmana, de dilluns a divendres. En el contracte has pactat realitzar un nombre d'hores complementàries que suposen el 30% de la teua jornada. (1)</text:p>
      <text:p text:style-name="P8"/>
      <text:p text:style-name="P8">a) Compleixes amb la jornada mínima exigida per a poder pactar la realització d'hores complementàries?, per què?</text:p>
      <text:p text:style-name="P30">Sí, es compleix amb la jornada mínima exigida per a poder pactar la realització d'hores complementàries. </text:p>
      <text:p text:style-name="P8">b) Amb quina antelació mínima ha d'avisar-te l'empresa quan hages de realitzar hores <text:span text:style-name="T18">complementàries?</text:span></text:p>
      <text:p text:style-name="P30">L'empresa ha d'avisar amb una antelació mínima de set dies les hores complementàries que el treballador haurà de realitzar. </text:p>
      <text:p text:style-name="P8">c) Quantes hores complementàries com a màxim pots fer a la setmana?</text:p>
      <text:p text:style-name="P22">El maxim son 6 hores setmanals ja que les hores pactades son de 20.</text:p>
      <text:p text:style-name="P11">d) Tens dret al fet que l'empresa et pague un complement per aqueixes hores complementàries?</text:p>
      <text:p text:style-name="P22">Si i te que ser com a minim el mateix salaria hora que la jornada pactada.</text:p>
      <text:p text:style-name="P8"/>
      <text:p text:style-name="P8"><text:soft-page-break/>12. A una treballadora la contractarà una *ETT durant 3 mesos per a treballar en una empresa com a programadora. Li han comunicat que les condicions seran les següents: (1)</text:p>
      <text:p text:style-name="P8">- Ha d'anar a l'empresa en la qual treballarà a signar el contracte i portar-lo després a la *ETT.</text:p>
      <text:p text:style-name="P8">- Com treballarà a través d'una *ETT ni té dret a vacances ni les cobrarà.</text:p>
      <text:p text:style-name="P8">- La *ETT es quedarà amb un 10% del seu salari pels serveis prestats.</text:p>
      <text:p text:style-name="P8">- A la finalització del contracte no té dret a indemnització perquè no ha arribat a treballar un any.</text:p>
      <text:p text:style-name="P1"><text:span text:style-name="Fuente_20_de_20_párrafo_20_predeter."><text:span text:style-name="T9">Quines irregularitats s'estan cometent en aquest cas?</text:span></text:span></text:p>
      <text:p text:style-name="P2"><text:span text:style-name="Fuente_20_de_20_párrafo_20_predeter."><text:span text:style-name="T9">En aquest cas, hi ha algunes irregularitats que es poden destacar:</text:span></text:span></text:p>
      <text:p text:style-name="P3"><text:span text:style-name="Fuente_20_de_20_párrafo_20_predeter."><text:span text:style-name="T10">Les irregulacions son </text:span></text:span><text:span text:style-name="Fuente_20_de_20_párrafo_20_predeter."><text:span text:style-name="T11">que L’ETT esat obligat a informar al treballador sobre les condicions laborals </text:span></text:span><text:span text:style-name="Fuente_20_de_20_párrafo_20_predeter."><text:span text:style-name="T12">i les seues vacances.En cas de finalitzar el contracte temporal, la treballadora té dret a una indemnització mentres el contracte siga menor d’un any.</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árrafo_20_de_20_lista" style:display-name="Párrafo de list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fo:hyphenate="false" loext:hyphenation-no-caps="false"/>
    </style:style>
    <style:style style:name="Fuente_20_de_20_párrafo_20_predeter." style:display-name="Fuente de párrafo predeter." style:family="text"/>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WW_5f_CharLFO4LVL2" style:display-name="WW_CharLFO4LVL2" style:family="text">
      <style:text-properties style:font-name-complex="Courier New" style:font-family-complex="'Courier New'" style:font-family-generic-complex="modern" style:font-pitch-complex="fixed"/>
    </style:style>
    <style:style style:name="WW_5f_CharLFO4LVL5" style:display-name="WW_CharLFO4LVL5" style:family="text">
      <style:text-properties style:font-name-complex="Courier New" style:font-family-complex="'Courier New'" style:font-family-generic-complex="modern" style:font-pitch-complex="fixed"/>
    </style:style>
    <style:style style:name="WW_5f_CharLFO4LVL8" style:display-name="WW_CharLFO4LVL8"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meta:creation-date>2023-01-29T18:09:00Z</meta:creation-date>
    <dc:date>2023-03-07T11:47:06.729000000</dc:date>
    <meta:editing-cycles>11</meta:editing-cycles>
    <meta:editing-duration>PT38M14S</meta:editing-duration>
    <meta:document-statistic meta:table-count="0" meta:image-count="0" meta:object-count="0" meta:page-count="3" meta:paragraph-count="74" meta:word-count="1492" meta:character-count="8503" meta:non-whitespace-character-count="7074"/>
    <meta:template xlink:type="simple" xlink:actuate="onRequest" xlink:title="" xlink:href="Normal.dotm"/>
  </office:meta>
</office:document-meta>
</file>